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44in" fo:margin-left="0in" fo:margin-right="-0.0021in" table:align="margins"/>
    </style:style>
    <style:style style:name="Таблица1.A" style:family="table-column">
      <style:table-column-properties style:column-width="1.2882in" style:rel-column-width="12614*"/>
    </style:style>
    <style:style style:name="Таблица1.B" style:family="table-column">
      <style:table-column-properties style:column-width="5.4063in" style:rel-column-width="52921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1.2882in" style:rel-column-width="12614*"/>
    </style:style>
    <style:style style:name="Table1.B" style:family="table-column">
      <style:table-column-properties style:column-width="5.4063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44in" fo:margin-left="0in" fo:margin-right="-0.0021in" table:align="margins"/>
    </style:style>
    <style:style style:name="Таблица2.A" style:family="table-column">
      <style:table-column-properties style:column-width="1.2882in" style:rel-column-width="12614*"/>
    </style:style>
    <style:style style:name="Таблица2.B" style:family="table-column">
      <style:table-column-properties style:column-width="5.4063in" style:rel-column-width="52921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 style:list-style-name="L1">
      <style:paragraph-properties fo:margin-left="0.0244in" fo:margin-right="0.0035in" fo:text-align="start" style:justify-single-word="false" fo:text-indent="-0.25in" style:auto-text-indent="false">
        <style:tab-stops/>
      </style:paragraph-properties>
      <style:text-properties fo:language="ru" fo:country="RU" fo:font-weight="bold" fo:background-color="transparent" style:font-weight-asian="bold" style:font-weight-complex="bold"/>
    </style:style>
    <style:style style:name="P9" style:family="paragraph" style:parent-style-name="Standard" style:list-style-name="L1">
      <style:paragraph-properties fo:margin-left="0.0138in" fo:margin-right="0.0035in" fo:text-align="start" style:justify-single-word="false" fo:text-indent="-0.25in" style:auto-text-indent="false">
        <style:tab-stops/>
      </style:paragraph-properties>
      <style:text-properties fo:language="ru" fo:country="RU" fo:font-weight="bold" fo:background-color="transparen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 style:list-style-name="L3">
      <style:paragraph-properties fo:text-align="start" style:justify-single-word="false"/>
    </style:style>
    <style:style style:name="P12" style:family="paragraph" style:parent-style-name="Table_20_Contents" style:list-style-name="L4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>
      <style:paragraph-properties fo:text-align="start" style:justify-single-word="false"/>
      <style:text-properties fo:language="ru" fo:country="RU" fo:font-weight="normal" fo:background-color="transparent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/>
    </style:style>
    <style:style style:name="T1" style:family="text">
      <style:text-properties fo:font-weight="normal" fo:background-color="transparent" style:font-weight-asian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fo:background-color="transparent" style:font-weight-asian="normal" style:font-weight-complex="normal"/>
    </style:style>
    <style:style style:name="T5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. Поиск и просмотр кандидатов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list xml:id="list34638218" text:style-name="L1">
              <text:list-header>
                <text:p text:style-name="P8">Поиск кандидатов по базе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2">НР-<text:span text:style-name="T2">3</text:span>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Поиск кандидатов по базе кандидатов, которые были добавлены ранее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Открыта страница просмотра кандидатов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>Выдан список найденных кандидатов, соответствующих критериям поиска 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олняет поля-критерии поиска кандидатов;</text:p>
            <text:p text:style-name="P3">2. Актер запрашивает поиск кандидатов;</text:p>
            <text:p text:style-name="P3">3. Система проверяет поля;</text:p>
            <text:p text:style-name="P3">4. Система, используя данные полей, находит кандидатов в базе и выдает их в виде списка.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4а. Система не нашла ни одного кандидата, соответствующего критериям выбора</text:p>
            <text:list xml:id="list34652470" text:style-name="L2">
              <text:list-item>
                <text:p text:style-name="P14">Система выдает сообщение о том, что в базе отсутствуют кандидаты, соответствующие заданным критериям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4"/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B1" office:value-type="string">
            <text:list xml:id="list35424669" text:continue-list="list34638218" text:style-name="L1">
              <text:list-header>
                <text:p text:style-name="P9">Поиск кандидатов на <text:span text:style-name="T3">LinkedIn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">Id</text:p>
          </table:table-cell>
          <table:table-cell table:style-name="Table1.B2" office:value-type="string">
            <text:p text:style-name="P2">НР-<text:span text:style-name="T2">3</text:span>.<text:span text:style-name="T2">2</text:span>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3">Поиск кандидатов на <text:span text:style-name="T4">LinkedIn</text:span></text:p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P3">Пользовательская цель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3">Менеджер, рекрутер, фрилансер</text:p>
          </table:table-cell>
        </table:table-row>
        <table:table-row>
          <table:table-cell table:style-name="Table1.A2" office:value-type="string">
            <text:p text:style-name="P1">Pre-Conditions</text:p>
          </table:table-cell>
          <table:table-cell table:style-name="Table1.B2" office:value-type="string">
            <text:p text:style-name="P3">Открыта форма просмотра кандидатов</text:p>
          </table:table-cell>
        </table:table-row>
        <table:table-row>
          <table:table-cell table:style-name="Table1.A2" office:value-type="string">
            <text:p text:style-name="P1">Post Conditions</text:p>
          </table:table-cell>
          <table:table-cell table:style-name="Table1.B2" office:value-type="string">
            <text:p text:style-name="P3">Выдан список кандидатов, найденных согласно заданным критерия на <text:span text:style-name="T3">LinkedIn</text:span> 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Main Success Scenario</text:p>
          </table:table-cell>
          <table:table-cell table:style-name="Table1.B2" office:value-type="string">
            <text:p text:style-name="P3">1. Актер заполняет поля-критерии поиска кандидатов;</text:p>
            <text:p text:style-name="P3">2. Актер запрашивает поиск кандидатов;</text:p>
            <text:p text:style-name="P3">3. Система проверяет поля;</text:p>
            <text:p text:style-name="P3">4. Система <text:s/>на основе заданных критериев производит поиск по базе потенциальных кандидатов, отобранных на <text:s/><text:span text:style-name="T3">LinkedIn;</text:span></text:p>
            <text:p text:style-name="P3">5. Система выводит актеру список отобранных кандидатов в виде таблицы</text:p>
          </table:table-cell>
        </table:table-row>
        <table:table-row>
          <table:table-cell table:style-name="Table1.A2" office:value-type="string">
            <text:p text:style-name="P1">Extensions</text:p>
          </table:table-cell>
          <table:table-cell table:style-name="Table1.B2" office:value-type="string">
            <text:p text:style-name="P3">4а. Система не нашла ни одного кандидата, соответствующего критериям выбора</text:p>
            <text:list xml:id="list35363587" text:style-name="L3">
              <text:list-item>
                <text:p text:style-name="P11"><text:span text:style-name="T2">Система выдает сообщение о том, что в базе отсутствуют </text:span><text:soft-page-break/><text:span text:style-name="T2">кандидаты, соответствующие заданным критериям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Variations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Frequency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Assumptions</text:p>
          </table:table-cell>
          <table:table-cell table:style-name="Table1.B2" office:value-type="string">
            <text:p text:style-name="P4"/>
          </table:table-cell>
        </table:table-row>
      </table:table>
      <text:p text:style-name="P5"/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list xml:id="list35434672" text:continue-list="list35424669" text:style-name="L1">
              <text:list-header>
                <text:p text:style-name="P9">Поиск кандидатов на сайтах поиска работы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2">НР-<text:span text:style-name="T2">3</text:span>.<text:span text:style-name="T2">3</text:span>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>Поиск кандидатов <text:span text:style-name="T1">на сайтах поиска работы</text:span>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Открыта форма просмотра кандидатов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>Выдан список кандидатов, найденных согласно заданным критерия <text:span text:style-name="T1">на сайтах поиска работы</text:span></text:p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олняет поля-критерии поиска кандидатов;</text:p>
            <text:p text:style-name="P3">2. Актер запрашивает поиск кандидатов;</text:p>
            <text:p text:style-name="P3">3. Система проверяет поля;</text:p>
            <text:p text:style-name="P3">4. Система <text:s/>на основе заданных критериев производит поиск по базе потенциальных кандидатов, отобранных на <text:s/><text:span text:style-name="T1">на сайтах поиска работы</text:span><text:span text:style-name="T3">;</text:span></text:p>
            <text:p text:style-name="P3">5. Система выводит актеру список отобранных кандидатов в виде таблицы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4а. Система не нашла ни одного кандидата, соответствующего критериям выбора</text:p>
            <text:list xml:id="list35369349" text:style-name="L4">
              <text:list-item>
                <text:p text:style-name="P12"><text:span text:style-name="T2">Система выдает сообщение о том, что в базе отсутствуют кандидаты, соответствующие заданным критериям</text:span>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4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language="ru" fo:country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02.64</meta:creation-date>
    <meta:editing-duration>PT01H50M00S</meta:editing-duration>
    <meta:editing-cycles>6</meta:editing-cycles>
    <meta:generator>OpenOffice.org/3.0$Win32 OpenOffice.org_project/300m15$Build-9379</meta:generator>
    <dc:date>2016-01-04T15:24:29.57</dc:date>
    <dc:creator>Alina Kulish</dc:creator>
    <meta:document-statistic meta:table-count="3" meta:image-count="0" meta:object-count="0" meta:page-count="2" meta:paragraph-count="81" meta:word-count="334" meta:character-count="2494"/>
    <meta:user-defined meta:name="Info 1"/>
    <meta:user-defined meta:name="Info 2"/>
    <meta:user-defined meta:name="Info 3"/>
    <meta:user-defined meta:name="Info 4"/>
  </office:meta>
</office:document-meta>
</file>